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officeooo:rsid="002b8001" officeooo:paragraph-rsid="002b8001"/>
    </style:style>
    <style:style style:name="P27" style:family="paragraph" style:parent-style-name="Standard">
      <style:text-properties officeooo:rsid="002b8001" officeooo:paragraph-rsid="001cf9eb"/>
    </style:style>
    <style:style style:name="P28" style:family="paragraph" style:parent-style-name="Standard">
      <style:text-properties officeooo:rsid="002b8001" officeooo:paragraph-rsid="002f309f"/>
    </style:style>
    <style:style style:name="P29" style:family="paragraph" style:parent-style-name="Standard">
      <style:text-properties officeooo:paragraph-rsid="002b8001"/>
    </style:style>
    <style:style style:name="P30" style:family="paragraph" style:parent-style-name="Standard">
      <style:text-properties fo:color="#ff0000" officeooo:rsid="002b8001" officeooo:paragraph-rsid="0025d184"/>
    </style:style>
    <style:style style:name="P31" style:family="paragraph" style:parent-style-name="Standard">
      <style:text-properties officeooo:rsid="002cf89b" officeooo:paragraph-rsid="002cf89b"/>
    </style:style>
    <style:style style:name="P32" style:family="paragraph" style:parent-style-name="Standard">
      <style:text-properties officeooo:rsid="002f309f" officeooo:paragraph-rsid="002f309f"/>
    </style:style>
    <style:style style:name="P33" style:family="paragraph" style:parent-style-name="Standard">
      <style:text-properties officeooo:rsid="0031a066" officeooo:paragraph-rsid="0031a066"/>
    </style:style>
    <style:style style:name="P34" style:family="paragraph" style:parent-style-name="Standard">
      <style:text-properties officeooo:rsid="00338cf8" officeooo:paragraph-rsid="00338cf8"/>
    </style:style>
    <style:style style:name="P35" style:family="paragraph" style:parent-style-name="Standard">
      <style:text-properties officeooo:rsid="004471c4" officeooo:paragraph-rsid="004471c4"/>
    </style:style>
    <style:style style:name="P36" style:family="paragraph" style:parent-style-name="Standard">
      <style:text-properties style:font-name="Arial1" officeooo:rsid="004471c4" officeooo:paragraph-rsid="004471c4"/>
    </style:style>
    <style:style style:name="P3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8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9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0" style:family="paragraph" style:parent-style-name="Text_20_body">
      <style:text-properties officeooo:rsid="003900ce" officeooo:paragraph-rsid="003900ce"/>
    </style:style>
    <style:style style:name="P41" style:family="paragraph" style:parent-style-name="Text_20_body">
      <style:text-properties officeooo:rsid="003900ce" officeooo:paragraph-rsid="004159b3"/>
    </style:style>
    <style:style style:name="P42" style:family="paragraph" style:parent-style-name="Text_20_body">
      <style:text-properties officeooo:rsid="003af04a" officeooo:paragraph-rsid="003af04a"/>
    </style:style>
    <style:style style:name="P43" style:family="paragraph" style:parent-style-name="Text_20_body">
      <style:text-properties officeooo:rsid="003af04a" officeooo:paragraph-rsid="004159b3"/>
    </style:style>
    <style:style style:name="P44" style:family="paragraph" style:parent-style-name="Text_20_body">
      <style:text-properties officeooo:rsid="003af04a" officeooo:paragraph-rsid="00428067"/>
    </style:style>
    <style:style style:name="P45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6" style:family="paragraph" style:parent-style-name="Text_20_body">
      <style:text-properties officeooo:rsid="003d8076" officeooo:paragraph-rsid="003d8076"/>
    </style:style>
    <style:style style:name="P47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48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49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0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51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52" style:family="paragraph" style:parent-style-name="Text_20_body">
      <style:text-properties officeooo:rsid="0041bc50" officeooo:paragraph-rsid="0041bc50"/>
    </style:style>
    <style:style style:name="P53" style:family="paragraph" style:parent-style-name="Text_20_body">
      <style:text-properties officeooo:rsid="00428067" officeooo:paragraph-rsid="00428067"/>
    </style:style>
    <style:style style:name="P54" style:family="paragraph" style:parent-style-name="Text_20_body">
      <style:text-properties officeooo:rsid="004159b3" officeooo:paragraph-rsid="00428067"/>
    </style:style>
    <style:style style:name="P55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56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58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59" style:family="paragraph" style:parent-style-name="Standard" style:list-style-name="L3">
      <style:text-properties officeooo:rsid="0031a066" officeooo:paragraph-rsid="0031a066"/>
    </style:style>
    <style:style style:name="P60" style:family="paragraph" style:parent-style-name="Standard" style:list-style-name="L3">
      <style:text-properties officeooo:rsid="00339d7b" officeooo:paragraph-rsid="00339d7b"/>
    </style:style>
    <style:style style:name="P61" style:family="paragraph" style:parent-style-name="Standard" style:list-style-name="L4">
      <style:text-properties officeooo:rsid="0035557b" officeooo:paragraph-rsid="0035557b"/>
    </style:style>
    <style:style style:name="P62" style:family="paragraph" style:parent-style-name="Standard" style:list-style-name="L5">
      <style:text-properties officeooo:rsid="0035557b" officeooo:paragraph-rsid="0035557b"/>
    </style:style>
    <style:style style:name="P63" style:family="paragraph" style:parent-style-name="Standard">
      <style:text-properties style:text-underline-style="none" officeooo:rsid="004471c4" officeooo:paragraph-rsid="004471c4"/>
    </style:style>
    <style:style style:name="P64" style:family="paragraph" style:parent-style-name="Standard">
      <style:text-properties style:text-underline-style="none" officeooo:rsid="004a69d5" officeooo:paragraph-rsid="004a69d5"/>
    </style:style>
    <style:style style:name="P6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66" style:family="paragraph" style:parent-style-name="Text_20_body" style:list-style-name="L6">
      <style:text-properties officeooo:rsid="003af04a" officeooo:paragraph-rsid="003af04a"/>
    </style:style>
    <style:style style:name="P67" style:family="paragraph" style:parent-style-name="Text_20_body" style:list-style-name="L6">
      <style:text-properties officeooo:rsid="003af04a" officeooo:paragraph-rsid="003e4915"/>
    </style:style>
    <style:style style:name="P68" style:family="paragraph" style:parent-style-name="Text_20_body" style:list-style-name="L7">
      <style:text-properties officeooo:rsid="003af04a" officeooo:paragraph-rsid="003af04a"/>
    </style:style>
    <style:style style:name="P69" style:family="paragraph" style:parent-style-name="Text_20_body" style:list-style-name="L8">
      <style:text-properties officeooo:rsid="003af04a" officeooo:paragraph-rsid="004159b3"/>
    </style:style>
    <style:style style:name="P70" style:family="paragraph" style:parent-style-name="Text_20_body" style:list-style-name="L9">
      <style:text-properties officeooo:rsid="003af04a" officeooo:paragraph-rsid="004159b3"/>
    </style:style>
    <style:style style:name="P71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72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73" style:family="paragraph" style:parent-style-name="Text_20_body" style:list-style-name="L8">
      <style:text-properties officeooo:paragraph-rsid="004159b3"/>
    </style:style>
    <style:style style:name="P74" style:family="paragraph" style:parent-style-name="Text_20_body" style:list-style-name="L10">
      <style:text-properties officeooo:rsid="003b1fa7" officeooo:paragraph-rsid="004159b3"/>
    </style:style>
    <style:style style:name="P75" style:family="paragraph" style:parent-style-name="Text_20_body">
      <style:text-properties officeooo:rsid="00428067" officeooo:paragraph-rsid="00428067"/>
    </style:style>
    <style:style style:name="P76" style:family="paragraph" style:parent-style-name="Text_20_body">
      <style:text-properties officeooo:rsid="00428067" officeooo:paragraph-rsid="004a69d5"/>
    </style:style>
    <style:style style:name="P77" style:family="paragraph" style:parent-style-name="Text_20_body">
      <style:paragraph-properties fo:margin-top="0in" fo:margin-bottom="0.0201in" loext:contextual-spacing="false"/>
      <style:text-properties style:font-name="Courier New" officeooo:rsid="00428067" officeooo:paragraph-rsid="004a69d5"/>
    </style:style>
    <style:style style:name="P78" style:family="paragraph" style:parent-style-name="Heading_20_3">
      <style:text-properties officeooo:rsid="002b8001" officeooo:paragraph-rsid="002b8001"/>
    </style:style>
    <style:style style:name="P79" style:family="paragraph" style:parent-style-name="Heading_20_1" style:list-style-name=""/>
    <style:style style:name="P80" style:family="paragraph" style:parent-style-name="Heading_20_1">
      <style:text-properties officeooo:rsid="003900ce" officeooo:paragraph-rsid="003900ce"/>
    </style:style>
    <style:style style:name="P81" style:family="paragraph" style:parent-style-name="Heading_20_1">
      <style:text-properties officeooo:rsid="004159b3" officeooo:paragraph-rsid="004159b3"/>
    </style:style>
    <style:style style:name="P82" style:family="paragraph" style:parent-style-name="Heading_20_1">
      <style:text-properties officeooo:rsid="00428067" officeooo:paragraph-rsid="00428067"/>
    </style:style>
    <style:style style:name="P83" style:family="paragraph" style:parent-style-name="Heading_20_1">
      <style:text-properties officeooo:rsid="002b8001" officeooo:paragraph-rsid="002b8001"/>
    </style:style>
    <style:style style:name="P84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87" style:family="paragraph">
      <style:paragraph-properties fo:text-align="center"/>
    </style:style>
    <style:style style:name="P88" style:family="paragraph">
      <loext:graphic-properties draw:fill="none" draw:fill-color="#ffffff"/>
      <style:text-properties style:font-name="Arial1"/>
    </style:style>
    <style:style style:name="P89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Arial1"/>
    </style:style>
    <style:style style:name="T43" style:family="text">
      <style:text-properties style:font-name="Arial1" fo:font-style="normal" style:text-underline-style="none" style:font-style-asian="normal" style:font-style-complex="normal"/>
    </style:style>
    <style:style style:name="T44" style:family="text">
      <style:text-properties style:font-name="Arial1" fo:font-style="normal" style:font-style-asian="normal" style:font-style-complex="normal"/>
    </style:style>
    <style:style style:name="T45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italic" style:font-style-asian="italic" style:font-style-complex="italic"/>
    </style:style>
    <style:style style:name="T48" style:family="text">
      <style:text-properties officeooo:rsid="003e4915"/>
    </style:style>
    <style:style style:name="T49" style:family="text">
      <style:text-properties officeooo:rsid="004159b3"/>
    </style:style>
    <style:style style:name="T50" style:family="text">
      <style:text-properties officeooo:rsid="0041bc50"/>
    </style:style>
    <style:style style:name="T51" style:family="text">
      <style:text-properties officeooo:rsid="00428067"/>
    </style:style>
    <style:style style:name="T52" style:family="text">
      <style:text-properties officeooo:rsid="004471c4"/>
    </style:style>
    <style:style style:name="T53" style:family="text">
      <style:text-properties style:text-underline-style="none"/>
    </style:style>
    <style:style style:name="T54" style:family="text">
      <style:text-properties officeooo:rsid="00452e81"/>
    </style:style>
    <style:style style:name="T55" style:family="text">
      <style:text-properties officeooo:rsid="0048907d"/>
    </style:style>
    <style:style style:name="T56" style:family="text">
      <style:text-properties fo:font-weight="normal" officeooo:rsid="0048907d" style:font-weight-asian="normal" style:font-weight-complex="normal"/>
    </style:style>
    <style:style style:name="T57" style:family="text">
      <style:text-properties officeooo:rsid="004a69d5"/>
    </style:style>
    <style:style style:name="T58" style:family="text">
      <style:text-properties style:font-name="Liberation Mono" officeooo:rsid="004a69d5"/>
    </style:style>
    <style:style style:name="T59" style:family="text">
      <style:text-properties style:font-name="Times New Roman1" officeooo:rsid="004a69d5"/>
    </style:style>
    <style:style style:name="T60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6">Jomzaap slides</text:span></text:p>
      <text:p text:style-name="P22">2. Questions <text:span text:style-name="T24">about course</text:span>?</text:p>
      <text:p text:style-name="P22"><text:span text:style-name="T25">3</text:span>. <text:span text:style-name="T27">Review results of Online Learning Platform </text:span>Survey</text:p>
      <text:p text:style-name="P22"><text:tab/><text:span text:style-name="T30">students prefer Google Classroom, Google Meet, and either Google Drive or github.io for material</text:span></text:p>
      <text:p text:style-name="P22"><text:tab/><text:span text:style-name="T30">prefer Youtube for video content</text:span></text:p>
      <text:p text:style-name="P22">4. Introduction to Software Process</text:p>
      <text:p text:style-name="P22"><text:tab/>https://cpske.github.io/ISP/software-process/</text:p>
      <text:p text:style-name="P26">5. Describe Software Process assignment</text:p>
      <text:p text:style-name="P26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1">Configure Version Control</text:span>".</text:p>
      <text:p text:style-name="P22"><text:s text:c="6"/>Task should have a brief description, like "<text:span text:style-name="T11">Create new repository on Github</text:span>".</text:p>
      <text:p text:style-name="P22"/>
      <text:p text:style-name="P23"><text:s text:c="2"/><text:span text:style-name="T7">Process for</text:span><text:span text:style-name="T14"> </text:span><text:span text:style-name="T15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6">2. Not done in 2020: Write a description of </text:span><text:span text:style-name="T17">your</text:span><text:span text:style-name="T6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0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1">Using Github</text:span><text:span text:style-name="T18"> slides - example of good profiles.</text:span></text:p>
      <text:p text:style-name="P22"><text:soft-page-break/>2. <text:span text:style-name="T27">Programming Warm-up using Github Classroom: <text:s/>https://classroom.github.com/a/pW0QVFWN</text:span></text:p>
      <text:p text:style-name="P22"><text:tab/><text:span text:style-name="T28">ACTIVATE THE URL</text:span></text:p>
      <text:p text:style-name="P22"><text:span text:style-name="T28"><text:tab/></text:span><text:span text:style-name="T29">PURPOSE IS TO WRITE GOOD QUALITY, READABLE, CORRECT CODE</text:span></text:p>
      <text:p text:style-name="P30"/>
      <text:p text:style-name="P22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85" text:outline-level="1">Week 2</text:h>
      <text:h text:style-name="Heading_20_3" text:outline-level="3">Topics</text:h>
      <text:p text:style-name="P27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26">2. Understand Git in Detail</text:p>
      <text:p text:style-name="P26"><text:tab/>Presentation on Git as a graph, branches, labels, etc.</text:p>
      <text:h text:style-name="Heading_20_3" text:outline-level="3">Assignment </text:h>
      <text:p text:style-name="P26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39">netcat (nc) and ncat are tools for exploring any TCP/IP protocol.</text:p>
      <text:p text:style-name="P37">In class you will use them to actually emulate a web server (answer a</text:p>
      <text:p text:style-name="P37">request from a web browser) or a web browser (send an HTTP request).</text:p>
      <text:p text:style-name="P38">netcat may be installed on Linux and Mac OSX as part of the operating system.</text:p>
      <text:p text:style-name="P37">"ncat" is a newer version that claims to have more features, <text:span text:style-name="T30">but they behave almost the same.</text:span> </text:p>
      <text:p text:style-name="P37">Either netcat or ncat is OK.</text:p>
      <text:p text:style-name="P37"><text:tab/>https://nmap.org/ncat/</text:p>
      <text:p text:style-name="P37"><text:tab/>http://netcat.sourceforge.net/</text:p>
      <text:p text:style-name="P26"/>
      <text:p text:style-name="P31">1. Review Software Process from week 1. </text:p>
      <text:p text:style-name="P31"><text:s text:c="4"/><text:span text:style-name="T33">Emphasize requirement for accurate expression in English.</text:span></text:p>
      <text:p text:style-name="P32">2. Review Git commands.</text:p>
      <text:p text:style-name="P32"><text:s text:c="4"/>Q1 - misuse of ``` in many assignments.</text:p>
      <text:p text:style-name="P32"><text:s text:c="4"/>Q4 - incorrect answer for location of Git repo. <text:s/>NOT project1/git. <text:s/>Why didn't you check <text:span text:style-name="T35">it</text:span>?</text:p>
      <text:p text:style-name="P32"><text:s text:c="4"/>Sahadporn - nice use of internal hyperlinks to create a TOC in one file</text:p>
      <text:p text:style-name="P32"/>
      <text:p text:style-name="P26"><text:span text:style-name="T31">2</text:span>. Review Scrum - with <text:span text:style-name="T31">new</text:span> questions</text:p>
      <text:p text:style-name="P31">3. Git without cmd line?</text:p>
      <text:p text:style-name="P31"><text:s text:c="4"/><text:span text:style-name="T11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2">4</text:span>. Intro to HTTP https://cpske.github.io/ISP/web/HTTP.pdf</text:p>
      <text:p text:style-name="P26"><text:span text:style-name="T32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6">1. Explain Polls project and its requirements.</text:p>
      <text:p text:style-name="P26">2. Demo project setup on Github</text:p>
      <text:p text:style-name="P26"><text:s text:c="4"/>- <text:span text:style-name="T34">create a wiki</text:span></text:p>
      <text:p text:style-name="P28"><text:s text:c="4"/>- <text:span text:style-name="T34">creating pages in a wiki</text:span></text:p>
      <text:p text:style-name="P26"><text:s text:c="4"/>- <text:span text:style-name="T34">link from README to wiki page: ../../wiki/Requirements</text:span></text:p>
      <text:p text:style-name="P26">3. Remote repositories</text:p>
      <text:p text:style-name="P26"><text:tab/>- <text:span text:style-name="T35">Presentation: Git-Remotes</text:span></text:p>
      <text:p text:style-name="P26"><text:soft-page-break/><text:tab/>- commands for using remotes</text:p>
      <text:p text:style-name="P26"><text:tab/>- changing the URL</text:p>
      <text:p text:style-name="P26"><text:tab/>- branch management and "tracking" branches</text:p>
      <text:p text:style-name="P26">4. Merge &amp; conflict resolution</text:p>
      <text:p text:style-name="P26"><text:tab/>- explain "diff" format</text:p>
      <text:p text:style-name="P26"><text:tab/>- git merge</text:p>
      <text:p text:style-name="P26"><text:tab/>- how conflicts occur</text:p>
      <text:p text:style-name="P26"><text:tab/>- conflict resolution</text:p>
      <text:p text:style-name="P26">5. Merge Practice</text:p>
      <text:p text:style-name="P26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6"><text:tab/>need another exercise - HTML home page?</text:p>
      <text:p text:style-name="P26"/>
      <text:h text:style-name="P78" text:outline-level="3">Assignments</text:h>
      <text:p text:style-name="P26">1. Add git remotes section to git commands repo.</text:p>
      <text:p text:style-name="P26"><text:tab/>- first do it on a branch named "git-remotes"</text:p>
      <text:p text:style-name="P26"><text:tab/>- merge the branch and push both branches (git-remotes and master) to Github</text:p>
      <text:p text:style-name="P26">2. Create a "django-polls" repo and add</text:p>
      <text:p text:style-name="P26"><text:tab/>- wiki. <text:s/></text:p>
      <text:p text:style-name="P26"><text:tab/>- Write a Vision Statement in wiki. <text:s/>OK to copy from class vision.</text:p>
      <text:p text:style-name="P26"><text:tab/>- Write Specification of requirements, as a list. <text:s/>Write it yourself.</text:p>
      <text:p text:style-name="P26"><text:tab/> <text:s text:c="2"/>Write a good specification: </text:p>
      <text:p text:style-name="P26"><text:tab/><text:tab/>Clear - concise, simple, precise</text:p>
      <text:p text:style-name="P26"><text:tab/><text:tab/>Single thing - one item is one thing. Don't combine many requirements into one</text:p>
      <text:p text:style-name="P26"><text:tab/><text:tab/>Consistent</text:p>
      <text:p text:style-name="P26"><text:tab/><text:tab/>Unique - avoid overlap in specification</text:p>
      <text:p text:style-name="P26"><text:tab/><text:tab/>Unambiguous</text:p>
      <text:p text:style-name="P26"><text:tab/><text:tab/>Testable</text:p>
      <text:p text:style-name="P26"><text:tab/><text:tab/>Feasible</text:p>
      <text:p text:style-name="P26"><text:tab/><text:tab/>Complete - enough to satisfy the users' requirements</text:p>
      <text:p text:style-name="P29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6">3. Schedule virtual meeting with TA or instructor to review your specification</text:p>
      <text:p text:style-name="P26"/>
      <text:p text:style-name="P26"/>
      <text:p text:style-name="P10"/>
      <text:h text:style-name="P79" text:outline-level="1"/>
      <text:h text:style-name="P85" text:outline-level="1">Week 4</text:h>
      <text:h text:style-name="Heading_20_3" text:outline-level="3">Morning</text:h>
      <text:p text:style-name="P26">Review</text:p>
      <text:p text:style-name="P26">Quiz</text:p>
      <text:h text:style-name="Heading_20_3" text:outline-level="3">Afternoon</text:h>
      <text:p text:style-name="P33">1. Introduction to Web Servers</text:p>
      <text:p text:style-name="P33">2. Introduction to MVC, Web Request handling, and Django</text:p>
      <text:list xml:id="list3390027255" text:style-name="L1">
        <text:list-item>
          <text:p text:style-name="P57">demo create a Django project</text:p>
        </text:list-item>
        <text:list-item>
          <text:p text:style-name="P57">how to create project inside an existing directory <text:span text:style-name="T38">(since you already have repo on Github)</text:span></text:p>
        </text:list-item>
      </text:list>
      <text:p text:style-name="P33">3. KU Polls Iteration 1</text:p>
      <text:list xml:id="list2336838990" text:style-name="L2">
        <text:list-item>
          <text:p text:style-name="P65">Iteration Goal</text:p>
        </text:list-item>
        <text:list-item>
          <text:p text:style-name="P58">Iteration Plan</text:p>
        </text:list-item>
        <text:list-item>
          <text:p text:style-name="P58">Design the UI Pages <text:span text:style-name="T36">&amp; Page Flow</text:span></text:p>
        </text:list-item>
        <text:list-item>
          <text:p text:style-name="P58">Design the Domain Model</text:p>
        </text:list-item>
        <text:list-item>
          <text:p text:style-name="P58">Using a <text:span text:style-name="T36">project</text:span> board - <text:span text:style-name="T36">setup is some work</text:span></text:p>
        </text:list-item>
      </text:list>
      <text:p text:style-name="P33">4. Assignment</text:p>
      <text:list xml:id="list608494602" text:style-name="L3">
        <text:list-item>
          <text:p text:style-name="P59">Create Iteration Plan in wiki</text:p>
          <text:list>
            <text:list-item>
              <text:p text:style-name="P59">Goal</text:p>
            </text:list-item>
            <text:list-item>
              <text:p text:style-name="P59">Tasks</text:p>
            </text:list-item>
            <text:list-item>
              <text:p text:style-name="P59">Evaluation Criteria</text:p>
            </text:list-item>
          </text:list>
        </text:list-item>
        <text:list-item>
          <text:p text:style-name="P59">Create a project board and add tasks</text:p>
        </text:list-item>
        <text:list-item>
          <text:p text:style-name="P59">Do the work on a branch</text:p>
        </text:list-item>
        <text:list-item>
          <text:p text:style-name="P59">Don't use copy and paste. Type everything yourself. Why?</text:p>
        </text:list-item>
        <text:list-item>
          <text:p text:style-name="P59">When everything works and tests pass, merge into master.</text:p>
        </text:list-item>
        <text:list-item>
          <text:p text:style-name="P59">Push both branches to Github.</text:p>
        </text:list-item>
        <text:list-item>
          <text:p text:style-name="P59">Write a "<text:span text:style-name="T37">Retrospective</text:span>" section in Iteration 1 Plan. Record any useful lessons learned.</text:p>
        </text:list-item>
        <text:list-item>
          <text:p text:style-name="P60">Add any other useful information to your project wiki.</text:p>
          <text:list>
            <text:list-item>
              <text:p text:style-name="P60">Code snippets</text:p>
            </text:list-item>
            <text:list-item>
              <text:p text:style-name="P60">Useful links</text:p>
            </text:list-item>
            <text:list-item>
              <text:p text:style-name="P60">Diagrams, mockups</text:p>
            </text:list-item>
          </text:list>
        </text:list-item>
      </text:list>
      <text:p text:style-name="P34">5. Github Flow</text:p>
      <text:list xml:id="list3474399528" text:style-name="L4">
        <text:list-item>
          <text:p text:style-name="P61">Material: https://cpske.github.io/ISP/git/index#github-flow</text:p>
        </text:list-item>
      </text:list>
      <text:list xml:id="list1797532299" text:style-name="L5">
        <text:list-item>
          <text:p text:style-name="P62">Questions: https://forms.gle/p9thhCt35dV776U6A</text:p>
        </text:list-item>
      </text:list>
      <text:p text:style-name="P33"/>
      <text:h text:style-name="Heading_20_2" text:outline-level="2">If Time Permits</text:h>
      <text:p text:style-name="P33"><text:span text:style-name="T36">6.</text:span> Review of classes in Python?</text:p>
      <text:p text:style-name="P10"/>
      <text:p text:style-name="P9"/>
      <text:h text:style-name="P80" text:outline-level="1">Week 5</text:h>
      <text:p text:style-name="P42">No class due to substitute Songkran holiday.</text:p>
      <text:p text:style-name="P42">Post instructions for course team project.</text:p>
      <text:p text:style-name="P42"/>
      <text:p text:style-name="P40"/>
      <text:h text:style-name="Heading_20_1" text:outline-level="1"><text:soft-page-break/>Week 6</text:h>
      <text:p text:style-name="P42">1. Review what was learned in the Django tutorial.</text:p>
      <text:p text:style-name="P42"/>
      <text:p text:style-name="P42">2. Intro to database. <text:s/>Brief intro to save time, more later.</text:p>
      <text:list xml:id="list3623964927" text:style-name="L6">
        <text:list-item>
          <text:p text:style-name="P66">database stores data in tables</text:p>
        </text:list-item>
        <text:list-item>
          <text:p text:style-name="P66">tables consist of columns (fields) for attributes of a table and rows for entries in the database.</text:p>
        </text:list-item>
        <text:list-item>
          <text:p text:style-name="P67">each column has a <text:span text:style-name="T39">data type</text:span>. <text:s/>SQL has rich set of data types, see:<text:line-break/><text:span text:style-name="T7">https://www.journaldev.com/16774/sql-data-types</text:span><text:line-break/><text:line-break/><text:span text:style-name="T48">(The SQL data types page on w3schools is specific for MySQL and MS SQL Server, not the standard SQL data types.)</text:span></text:p>
        </text:list-item>
        <text:list-item>
          <text:p text:style-name="P66">Sometimes SQL data types don't match data types in Java, Python, etc. <text:s text:c="3"/><text:line-break/>Example: <text:span text:style-name="T7">String or str </text:span><text:span text:style-name="T41">are saved in database as </text:span><text:span text:style-name="T7">CHAR(n)</text:span><text:span text:style-name="T41"> or </text:span><text:span text:style-name="T7">VARCHAR(n), n</text:span><text:span text:style-name="T41"> = size.</text:span><text:span text:style-name="T7"><text:line-break/>float (Python)</text:span><text:span text:style-name="T41"> can be saved as </text:span><text:span text:style-name="T7">FLOAT or DECIMAL(width,decs)</text:span><text:span text:style-name="T41">.</text:span></text:p>
        </text:list-item>
        <text:list-item>
          <text:p text:style-name="P66">Each table has a field designated as <text:span text:style-name="T39">Primary Key</text:span>, that uniquely identifies each row in the table.</text:p>
          <text:list>
            <text:list-item>
              <text:p text:style-name="P66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66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66">Structured Query Language (SQL) is the standard language for interacting with a database. This makes databases interoperable. <text:s/></text:p>
          <text:list>
            <text:list-item>
              <text:p text:style-name="P66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45">3. Two kinds of SQL databases to understand:</text:p>
      <text:list xml:id="list1078107312" text:style-name="L7">
        <text:list-item>
          <text:p text:style-name="P68"><text:span text:style-name="T43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68"><text:span text:style-name="T43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71">Most embedded databases can also be used in client-server mode.</text:p>
        </text:list-item>
      </text:list>
      <text:p text:style-name="P46">Exercise: <text:s/>view the Django database. <text:s/>View the polls tables.</text:p>
      <text:p text:style-name="P48"/>
      <text:p text:style-name="P50">5. Default landing page for polls. <text:s/>What happens when a visitor goes to:</text:p>
      <text:p text:style-name="P47"><text:soft-page-break/>https://yoursite:8000/</text:p>
      <text:p text:style-name="P50">In the polls tutorial they get a "404 Not Found" message.</text:p>
      <text:p text:style-name="P50">Let's send the visitor to polls index page.</text:p>
      <text:p text:style-name="P50">How to do that? <text:s/>There are 2 solutions.</text:p>
      <text:p text:style-name="P47">* path('', polls.views.index)</text:p>
      <text:p text:style-name="P47">* redirect</text:p>
      <text:p text:style-name="P50">To redirect: a) create a views.py in the mysite directory with a redirect:</text:p>
      <text:p text:style-name="P47">from django.shortcuts import redirect</text:p>
      <text:p text:style-name="P47">def index(request):</text:p>
      <text:p text:style-name="P47"><text:s text:c="4"/>"""Redirect to the polls index page"""</text:p>
      <text:p text:style-name="P47"><text:s text:c="4"/>return redirect("polls:index")</text:p>
      <text:p text:style-name="P47"><text:span text:style-name="T41">b) add this to </text:span>urls.py</text:p>
      <text:p text:style-name="P47"><text:s text:c="4"/>from . import views</text:p>
      <text:p text:style-name="P47"><text:s text:c="4"/>urlpatterns = [path('', views.index),</text:p>
      <text:p text:style-name="P47"><text:s text:c="12"/>...</text:p>
      <text:p text:style-name="P51">6. Discuss iteration2</text:p>
      <text:p text:style-name="P51"><text:s text:c="3"/>* Externalize configuration</text:p>
      <text:h text:style-name="P81" text:outline-level="1">Week 7</text:h>
      <text:p text:style-name="P52">1. Testing in Django - <text:span text:style-name="T42">WebTesting.pdf</text:span></text:p>
      <text:p text:style-name="P52">2. Code Coverage - how thorough are your tests? </text:p>
      <text:p text:style-name="P52"><text:span text:style-name="T42">Exercise</text:span>: run coverage on the unit testing assignment from last week.</text:p>
      <text:p text:style-name="P52">Did you <text:span text:style-name="T42">auction_test.py</text:span> cover all the relevant parts of code? <text:s/></text:p>
      <text:p text:style-name="P56">DEMO: <text:s/></text:p>
      <text:p text:style-name="P55">a) run coverage on one student's code.</text:p>
      <text:p text:style-name="P55"><text:s text:c="4"/>coverage run listutil_test.py</text:p>
      <text:p text:style-name="P55"><text:s text:c="4"/>coverage report</text:p>
      <text:p text:style-name="P55"><text:s text:c="4"/>coverage html</text:p>
      <text:p text:style-name="P55"><text:s text:c="4"/>(open index.html in browser)</text:p>
      <text:p text:style-name="P55">b) create a .coveragerc file</text:p>
      <text:p text:style-name="P55"><text:s text:c="4"/>[run]</text:p>
      <text:p text:style-name="P55"><text:s text:c="4"/>branch = True</text:p>
      <text:p text:style-name="P55"><text:s text:c="4"/>omit =</text:p>
      <text:p text:style-name="P55"><text:soft-page-break/><text:tab/>*_test.py</text:p>
      <text:p text:style-name="P43"/>
      <text:p text:style-name="P43"><text:span text:style-name="T50">4</text:span>. Brief int<text:span text:style-name="T49">r</text:span>o to Object-Relational Mapping (ORM).</text:p>
      <text:list xml:id="list1317575519" text:style-name="L8">
        <text:list-item>
          <text:p text:style-name="P69"><text:span text:style-name="T47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69"><text:span text:style-name="T47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69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43"><draw:frame text:anchor-type="paragraph" draw:z-index="0" draw:name="Shape1" draw:style-name="gr1" draw:text-style-name="P88" svg:width="1.237in" svg:height="0.7098in" svg:x="1.1909in" svg:y="0.0945in"><draw:text-box><text:p text:style-name="P87"><text:span text:style-name="T60">Question</text:span></text:p><text:p><text:span text:style-name="T42">- id</text:span></text:p><text:p><text:span text:style-name="T42">- question_text</text:span></text:p></draw:text-box></draw:frame><draw:frame text:anchor-type="paragraph" draw:z-index="1" draw:name="Shape2" draw:style-name="gr2" draw:text-style-name="P89" svg:width="2.7606in" svg:height="0.6622in" svg:x="3.6319in" svg:y="0.128in"><draw:text-box><text:p text:style-name="P87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43"><draw:line text:anchor-type="paragraph" draw:z-index="2" draw:name="Shape3" draw:style-name="gr3" draw:text-style-name="P87" svg:x1="6.3921in" svg:y1="-0.011in" svg:x2="3.6319in" svg:y2="0.0035in"><text:p/></draw:line><draw:line text:anchor-type="paragraph" draw:z-index="3" draw:name="Shape4" draw:style-name="gr3" draw:text-style-name="P87" svg:x1="4.628in" svg:y1="0.4724in" svg:x2="4.6343in" svg:y2="0.0035in"><text:p/></draw:line><draw:line text:anchor-type="paragraph" draw:z-index="4" draw:name="Shape5" draw:style-name="gr4" draw:text-style-name="P87" svg:x1="2.4929in" svg:y1="0.1327in" svg:x2="3.5736in" svg:y2="0.1264in"><text:p/></draw:line></text:p>
      <text:p text:style-name="P41"/>
      <text:list xml:id="list162428751401860" text:continue-numbering="true" text:style-name="L8">
        <text:list-item>
          <text:p text:style-name="P69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72">ORM needs to provide the 4 basic database operations:</text:p>
          <text:list>
            <text:list-item>
              <text:p text:style-name="P69"><text:span text:style-name="T44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69"><text:span text:style-name="T45">Retrieve</text:span><text:span text:style-name="T22"> - recreate an object from data in a database</text:span></text:p>
            </text:list-item>
            <text:list-item>
              <text:p text:style-name="P69"><text:span text:style-name="T45">Update</text:span><text:span text:style-name="T22"> - update the saved data for an object already persisted to database</text:span></text:p>
            </text:list-item>
            <text:list-item>
              <text:p text:style-name="P73"><text:span text:style-name="T46">Delete</text:span><text:span text:style-name="T23"> - delete object from database</text:span></text:p>
            </text:list-item>
          </text:list>
        </text:list-item>
        <text:list-item>
          <text:p text:style-name="P69"><text:span text:style-name="T42">Retrieve</text:span> is the most complex of the CRUD operations. <text:s/>It has 2 forms:</text:p>
        </text:list-item>
      </text:list>
      <text:list xml:id="list3746945622" text:style-name="L9">
        <text:list-item>
          <text:list>
            <text:list-item>
              <text:p text:style-name="P70"><text:span text:style-name="T42">Retrieve by id</text:span>. <text:span text:style-name="T7">q = Question.objects.get(id)</text:span> <text:s/>this is easy. Returns one object.</text:p>
            </text:list-item>
            <text:list-item>
              <text:p text:style-name="P70"><text:span text:style-name="T42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4268156598" text:style-name="L10">
        <text:list-item>
          <text:p text:style-name="P74">Every "entity" in Django is a subclass of <text:span text:style-name="T42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49">any specified</text:span> attribute.<text:line-break/><text:span text:style-name="T7">objects.filter(</text:span><text:span text:style-name="T47">expression</text:span><text:span text:style-name="T9">)</text:span><text:span text:style-name="T18"> - get a </text:span><text:span text:style-name="T9">QuerySet</text:span><text:span text:style-name="T18"> that can be chained and manipulated lazily.</text:span></text:p>
        </text:list-item>
      </text:list>
      <text:p text:style-name="P49"><text:span text:style-name="T42">Exercise:</text:span> <text:s/><text:span text:style-name="T7">assignment/week6/orm_practice.odt</text:span> <text:s/>(Copy to Google Docs)</text:p>
      <text:h text:style-name="P82" text:outline-level="1"><text:soft-page-break/>Week 8</text:h>
      <text:p text:style-name="P53">1. Automation <text:s text:c="2"/><text:span text:style-name="T7">ISP/automation</text:span></text:p>
      <text:p text:style-name="P53">2. Code quality <text:s/><text:span text:style-name="T7">ISP/code-quality</text:span></text:p>
      <text:p text:style-name="P53"><text:s text:c="4"/><text:span text:style-name="T55">Code quality has many aspects. Today we look at one or two: coding style &amp; coding conventions,<text:line-break/> <text:s text:c="3"/>documenting code, and ?</text:span></text:p>
      <text:p text:style-name="P53"><text:s text:c="4"/><text:span text:style-name="T55">Go over the use of docstrings and how to document params, returns, exceptions.</text:span></text:p>
      <text:p text:style-name="P53"><text:s text:c="4"/><text:span text:style-name="T55">See: <text:s/></text:span><text:a xlink:type="simple" xlink:href="https://cpske.github.io/ISP/automation/travis-demo-project/" text:style-name="Internet_20_link" text:visited-style-name="Visited_20_Internet_20_Link"><text:span text:style-name="T55">https://realpython.com/documenting-python-code/</text:span></text:a></text:p>
      <text:p text:style-name="P53"><text:s text:c="4"/><text:span text:style-name="T55">Recommendation: </text:span><text:span text:style-name="T40">Don't</text:span><text:span text:style-name="T56"> write parameter types in docstrings. Use Type Hints instead.</text:span></text:p>
      <text:p text:style-name="P53"><text:span text:style-name="T56"><text:s text:c="4"/></text:span><text:span text:style-name="T40">Don't</text:span><text:span text:style-name="T56"> do like this: </text:span><text:a xlink:type="simple" xlink:href="https://www.datacamp.com/community/tutorials/docstrings-python" text:style-name="Internet_20_link" text:visited-style-name="Visited_20_Internet_20_Link"><text:span text:style-name="T56">https://www.datacamp.com/community/tutorials/docstrings-python</text:span></text:a></text:p>
      <text:p text:style-name="P53">3. Tools to check code quality.</text:p>
      <text:p text:style-name="P53"><text:s text:c="5"/><text:span text:style-name="T55">Demo using </text:span><text:span text:style-name="T10">flake8</text:span><text:span text:style-name="T55"> and </text:span><text:span text:style-name="T10">pylint --load-plugins pylint_django</text:span></text:p>
      <text:p text:style-name="P76"><text:s text:c="5"/><text:span text:style-name="T57">Use a per-project config file (by priority): <text:s/></text:span><text:span text:style-name="T58">tox.ini, setup.cfg, </text:span><text:span text:style-name="T59">or</text:span><text:span text:style-name="T58"> .flake8</text:span><text:span text:style-name="T57"> </text:span></text:p>
      <text:p text:style-name="P77"><text:s text:c="5"/><text:span text:style-name="T57">[flake8]</text:span></text:p>
      <text:p text:style-name="P77"><text:s text:c="5"/><text:span text:style-name="T57">ignore = E226</text:span></text:p>
      <text:p text:style-name="P77"><text:s text:c="5"/><text:span text:style-name="T57">exclude = migrations</text:span></text:p>
      <text:p text:style-name="P76"><text:span text:style-name="T55"><text:s text:c="5"/>Chanathip ku-polls</text:span></text:p>
      <text:p text:style-name="P53"><text:s text:c="5"/><text:span text:style-name="T55">Puvana ku-polls</text:span></text:p>
      <text:p text:style-name="P54"><text:span text:style-name="T51">4</text:span>. Test automation using Continuous Integration. 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2">8</text:span>/ci-travis</text:p>
      <text:p text:style-name="P44"/>
      <text:p text:style-name="P53">Article: https://simpleisbetterthancomplex.com/packages/2016/08/05/flake8.html <text:line-break/><text:span text:style-name="T57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5. Agile</text:p>
      <text:p text:style-name="Standard"/>
      <text:p text:style-name="P36">Assignment for Code Checking</text:p>
      <text:p text:style-name="P35">1. Read <text:span text:style-name="T54">this a</text:span>rticle on Real Python https://realpython.com/python-code-quality/</text:p>
      <text:p text:style-name="P35">2. Look at the <text:span text:style-name="T16">complete</text:span><text:span text:style-name="T53"> list of Python tools on Github -- you may want to use some!<text:line-break/> <text:s text:c="3"/>It is important to know what is available, so read the whole page.</text:span></text:p>
      <text:p text:style-name="P63"><text:s text:c="4"/>https://github.com/vintasoftware/python-linters-and-code-analysis</text:p>
      <text:p text:style-name="P35"><text:span text:style-name="T53">3. Repeatedly apply flake8 to your KU Polls code until it doesn't complain about anything.<text:line-break/> <text:s text:c="3"/>Is is OK to create a flake8 config file to ignore some checks for which you have a </text:span><text:span text:style-name="T16">good reason</text:span><text:span text:style-name="T53">,</text:span></text:p>
      <text:p text:style-name="P63"><text:s text:c="4"/>but not OK to add ignores because you are too lazy to revise the code.</text:p>
      <text:p text:style-name="P63"><text:s text:c="4"/>Do not add comments to code to skip checking. <text:s/>No comments like this: # noqa.</text:p>
      <text:p text:style-name="P63"><text:s text:c="4"/><text:span text:style-name="T57">Read how to use a config file to customize code checking (it's easy):</text:span></text:p>
      <text:p text:style-name="P63"><text:s text:c="5"/>https://flake8.pycqa.org/en/2.5.5/config.html</text:p>
      <text:p text:style-name="P64"><text:soft-page-break/>4. Add docstring comments to all your methods.</text:p>
      <text:p text:style-name="Standard"/>
      <text:p text:style-name="P35">CI Assignment</text:p>
      <text:p text:style-name="P35"/>
      <text:h text:style-name="P83" text:outline-level="1">Unscheduled</text:h>
      <text:p text:style-name="P8"><text:span text:style-name="T30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0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0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0">2</text:span>. Unit testing assignment</text:p>
      <text:p text:style-name="P29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0">4</text:span>. Intro to Agile Principles &amp; Practices </text:p>
      <text:p text:style-name="P5"><text:tab/>https://cpske.github.io/ISP/agile/agile-principles-practices</text:p>
      <text:p text:style-name="P5"/>
      <text:h text:style-name="P84" text:outline-level="1"/>
      <text:h text:style-name="P86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9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02T16:24:27.159508884</dc:date>
    <meta:editing-duration>P1DT19H46M39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14" meta:paragraph-count="423" meta:word-count="3174" meta:character-count="22272" meta:non-whitespace-character-count="18997"/>
  </office:meta>
</office:document-meta>
</file>